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ableColumn15" style:family="table-column">
      <style:table-column-properties style:column-width="1.402in"/>
    </style:style>
    <style:style style:name="TableColumn16" style:family="table-column">
      <style:table-column-properties style:column-width="4.8659in"/>
    </style:style>
    <style:style style:name="Table14" style:family="table">
      <style:table-properties style:width="6.268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ableRow22" style:family="table-row">
      <style:table-row-properties/>
    </style:style>
    <style:style style:name="TableCell2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ableCell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ableCell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ableCell3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list-style-name="LFO2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2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2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2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list-style-name="LFO3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3" style:family="paragraph"/>
    <style:style style:name="P52" style:parent-style-name="Normal" style:list-style-name="LFO3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list-style-name="LFO4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4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TableColumn66" style:family="table-column">
      <style:table-column-properties style:column-width="1.9993in"/>
    </style:style>
    <style:style style:name="TableColumn67" style:family="table-column">
      <style:table-column-properties style:column-width="3.1888in"/>
    </style:style>
    <style:style style:name="Table65" style:family="table">
      <style:table-properties style:width="5.1881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TableCell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TableRow73" style:family="table-row">
      <style:table-row-properties/>
    </style:style>
    <style:style style:name="TableCell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2" style:family="table-row">
      <style:table-row-properties/>
    </style:style>
    <style:style style:name="TableCell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P89" style:parent-style-name="Normal" style:family="paragraph">
      <style:text-properties fo:font-weight="bold" style:font-weight-asian="bold" style:font-weight-complex="bold"/>
    </style:style>
    <style:style style:name="P90" style:parent-style-name="Normal" style:list-style-name="LFO5" style:family="paragraph"/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list-style-name="LFO5" style:family="paragraph"/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list-style-name="LFO5" style:family="paragraph"/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style:font-name="Segoe UI Emoji" style:font-name-complex="Segoe UI Emoji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style:font-name="Segoe UI Emoji" style:font-name-complex="Segoe UI Emoji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T101" style:parent-style-name="DefaultParagraphFont" style:family="text">
      <style:text-properties style:font-name="Segoe UI Emoji" style:font-name-complex="Segoe UI Emoji"/>
    </style:style>
    <style:style style:name="T102" style:parent-style-name="DefaultParagraphFont" style:family="text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T104" style:parent-style-name="DefaultParagraphFont" style:family="text">
      <style:text-properties style:font-name="Segoe UI Emoji" style:font-name-complex="Segoe UI Emoji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TableColumn109" style:family="table-column">
      <style:table-column-properties style:column-width="2.0972in"/>
    </style:style>
    <style:style style:name="TableColumn110" style:family="table-column">
      <style:table-column-properties style:column-width="4.1708in"/>
    </style:style>
    <style:style style:name="Table108" style:family="table">
      <style:table-properties style:width="6.268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fo:font-weight="bold" style:font-weight-asian="bold" style:font-weight-complex="bold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0" style:parent-style-name="DefaultParagraphFont" style:family="text">
      <style:text-properties fo:font-style="italic" style:font-style-asian="italic" style:font-style-complex="italic"/>
    </style:style>
    <style:style style:name="TableRow121" style:family="table-row">
      <style:table-row-properties/>
    </style:style>
    <style:style style:name="TableCell12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5" style:family="table-row">
      <style:table-row-properties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ableCell13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33" style:family="table-row">
      <style:table-row-properties/>
    </style:style>
    <style:style style:name="TableCell1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35" style:parent-style-name="DefaultParagraphFont" style:family="text">
      <style:text-properties fo:font-weight="bold" style:font-weight-asian="bold" style:font-weight-complex="bold"/>
    </style:style>
    <style:style style:name="TableCell1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fo:font-weight="bold" style:font-weight-asian="bold" style:font-weight-complex="bold"/>
    </style:style>
    <style:style style:name="P138" style:parent-style-name="Normal" style:list-style-name="LFO6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list-style-name="LFO6" style:family="paragraph"/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list-style-name="LFO6" style:family="paragraph"/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Normal" style:list-style-name="LFO6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Normal" style:family="paragraph">
      <style:text-properties fo:font-weight="bold" style:font-weight-asian="bold" style:font-weight-complex="bold"/>
    </style:style>
    <style:style style:name="P147" style:parent-style-name="Normal" style:family="paragraph">
      <style:text-properties fo:font-weight="bold" style:font-weight-asian="bold" style:font-weight-complex="bold"/>
    </style:style>
    <style:style style:name="T148" style:parent-style-name="DefaultParagraphFont" style:family="text">
      <style:text-properties style:font-name="Segoe UI Emoji" style:font-name-complex="Segoe UI Emoji"/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style:font-name="Segoe UI Emoji" style:font-name-complex="Segoe UI Emoji"/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T152" style:parent-style-name="DefaultParagraphFont" style:family="text">
      <style:text-properties style:font-name="Segoe UI Emoji" style:font-name-complex="Segoe UI Emoji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style:font-name="Segoe UI Emoji" style:font-name-complex="Segoe UI Emoji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P156" style:parent-style-name="Normal" style:family="paragraph">
      <style:text-properties fo:font-weight="bold" style:font-weight-asian="bold" style:font-weight-complex="bold"/>
    </style:style>
    <style:style style:name="P157" style:parent-style-name="Normal" style:family="paragraph">
      <style:text-properties fo:font-weight="bold" style:font-weight-asian="bold" style:font-weight-complex="bold"/>
    </style:style>
    <style:style style:name="P158" style:parent-style-name="Normal" style:list-style-name="LFO7" style:family="paragraph"/>
    <style:style style:name="T159" style:parent-style-name="DefaultParagraphFont" style:family="text">
      <style:text-properties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Normal" style:list-style-name="LFO7" style:family="paragraph"/>
    <style:style style:name="P162" style:parent-style-name="Normal" style:family="paragraph">
      <style:text-properties fo:font-weight="bold" style:font-weight-asian="bold" style:font-weight-complex="bold"/>
    </style:style>
    <style:style style:name="P163" style:parent-style-name="Normal" style:list-style-name="LFO8" style:family="paragraph"/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Normal" style:list-style-name="LFO8" style:family="paragraph"/>
    <style:style style:name="P166" style:parent-style-name="Normal" style:list-style-name="LFO8" style:family="paragraph"/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P169" style:parent-style-name="Normal" style:family="paragraph">
      <style:text-properties fo:font-weight="bold" style:font-weight-asian="bold" style:font-weight-complex="bold"/>
    </style:style>
    <style:style style:name="P170" style:parent-style-name="Normal" style:list-style-name="LFO9" style:family="paragraph"/>
    <style:style style:name="P171" style:parent-style-name="Normal" style:list-style-name="LFO9" style:family="paragraph"/>
    <style:style style:name="P172" style:parent-style-name="Normal" style:list-style-name="LFO9" style:family="paragraph"/>
    <style:style style:name="P173" style:parent-style-name="Normal" style:family="paragraph">
      <style:text-properties fo:font-weight="bold" style:font-weight-asian="bold" style:font-weight-complex="bold"/>
    </style:style>
    <style:style style:name="T174" style:parent-style-name="DefaultParagraphFont" style:family="text">
      <style:text-properties style:font-name="Segoe UI Emoji" style:font-name-complex="Segoe UI Emoji"/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style:font-name="Segoe UI Emoji" style:font-name-complex="Segoe UI Emoji"/>
    </style:style>
    <style:style style:name="T177" style:parent-style-name="DefaultParagraphFont" style:family="text">
      <style:text-properties style:font-name="Segoe UI Emoji" style:font-name-complex="Segoe UI Emoji"/>
    </style:style>
    <style:style style:name="T178" style:parent-style-name="DefaultParagraphFont" style:family="text">
      <style:text-properties fo:font-weight="bold" style:font-weight-asian="bold" style:font-weight-complex="bold"/>
    </style:style>
    <style:style style:name="T179" style:parent-style-name="DefaultParagraphFont" style:family="text">
      <style:text-properties style:font-name="Segoe UI Emoji" style:font-name-complex="Segoe UI Emoji"/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Security, Assemblies, and Dependency Management - Comprehensive Notes</text:p>
      <text:p text:style-name="Normal">These structured notes cover<text:s/><text:span text:style-name="T2">Assemblies, Namespaces, Global Assembly Cache (GAC), .NET Security, and NuGet Dependency Management</text:span>, ensuring you're well-prepared for your interview.</text:p>
      <text:p text:style-name="Normal"><draw:custom-shape svg:x="1in" svg:y="2.82639in" svg:width="6.27083in" svg:height="0.09028in" draw:z-index="0" draw:id="id0" draw:style-name="a0" draw:name="Horizontal Line 37" text:anchor-type="as-char"><svg:title/><svg:desc/><draw:enhanced-geometry draw:type="non-primitive" svg:viewBox="0 0 21600 21600" draw:enhanced-path="M 0 0 L 21600 0 21600 21600 0 21600 Z N"/></draw:custom-shape></text:p>
      <text:p text:style-name="P3">1. Fundamentals of Assemblies and Modules</text:p>
      <text:p text:style-name="P4">What is an Assembly?</text:p>
      <text:list text:style-name="LFO1" text:continue-numbering="true">
        <text:list-item>
          <text:p text:style-name="P5">A<text:s/><text:span text:style-name="T6">compiled code unit</text:span><text:s/>in .NET (DLL or EXE).</text:p>
        </text:list-item>
        <text:list-item>
          <text:p text:style-name="P7">Can contain<text:s/><text:span text:style-name="T8">one or more modules</text:span>.</text:p>
        </text:list-item>
        <text:list-item>
          <text:p text:style-name="P9">Acts as a<text:s/><text:span text:style-name="T10">self-descriptive unit</text:span><text:s/>with metadata.</text:p>
        </text:list-item>
        <text:list-item>
          <text:p text:style-name="P11">Helps in<text:s/><text:span text:style-name="T12">code reuse, versioning, and deployment</text:span>.</text:p>
        </text:list-item>
      </text:list>
      <text:p text:style-name="P13">Types of Assemblies</text:p>
      <table:table table:style-name="Table14">
        <table:table-columns>
          <table:table-column table:style-name="TableColumn15"/>
          <table:table-column table:style-name="TableColumn16"/>
        </table:table-columns>
        <table:table-header-rows>
          <table:table-row table:style-name="TableRow17">
            <table:table-cell table:style-name="TableCell18">
              <text:p text:style-name="P19">Type</text:p>
            </table:table-cell>
            <table:table-cell table:style-name="TableCell20">
              <text:p text:style-name="P21">Description</text:p>
            </table:table-cell>
          </table:table-row>
        </table:table-header-rows>
        <table:table-row table:style-name="TableRow22">
          <table:table-cell table:style-name="TableCell23">
            <text:p text:style-name="Normal"><text:span text:style-name="T24">Private Assembly</text:span></text:p>
          </table:table-cell>
          <table:table-cell table:style-name="TableCell25">
            <text:p text:style-name="Normal">Used by a single application, stored in the application folder.</text:p>
          </table:table-cell>
        </table:table-row>
        <table:table-row table:style-name="TableRow26">
          <table:table-cell table:style-name="TableCell27">
            <text:p text:style-name="Normal"><text:span text:style-name="T28">Shared Assembly</text:span></text:p>
          </table:table-cell>
          <table:table-cell table:style-name="TableCell29">
            <text:p text:style-name="Normal">Used by multiple applications, stored in the<text:s/><text:span text:style-name="T30">Global Assembly Cache (GAC)</text:span>.</text:p>
          </table:table-cell>
        </table:table-row>
        <table:table-row table:style-name="TableRow31">
          <table:table-cell table:style-name="TableCell32">
            <text:p text:style-name="Normal"><text:span text:style-name="T33">Dynamic Assembly</text:span></text:p>
          </table:table-cell>
          <table:table-cell table:style-name="TableCell34">
            <text:p text:style-name="Normal">Created at runtime using Reflection Emit.</text:p>
          </table:table-cell>
        </table:table-row>
        <table:table-row table:style-name="TableRow35">
          <table:table-cell table:style-name="TableCell36">
            <text:p text:style-name="Normal"><text:span text:style-name="T37">Satellite Assembly</text:span></text:p>
          </table:table-cell>
          <table:table-cell table:style-name="TableCell38">
            <text:p text:style-name="Normal">Contains only resources (e.g., language translations, images).</text:p>
          </table:table-cell>
        </table:table-row>
      </table:table>
      <text:p text:style-name="P39">Assembly Components</text:p>
      <text:list text:style-name="LFO2" text:continue-numbering="true">
        <text:list-item>
          <text:p text:style-name="P40"><text:span text:style-name="T41">Manifest</text:span><text:s/>– Contains metadata (assembly version, dependencies).</text:p>
        </text:list-item>
        <text:list-item>
          <text:p text:style-name="P42"><text:span text:style-name="T43">Metadata</text:span><text:s/>– Describes types and methods in the assembly.</text:p>
        </text:list-item>
        <text:list-item>
          <text:p text:style-name="P44"><text:span text:style-name="T45">Intermediate Language (IL)</text:span><text:s/>– CPU-independent compiled code.</text:p>
        </text:list-item>
        <text:list-item>
          <text:p text:style-name="P46"><text:span text:style-name="T47">Resources</text:span><text:s/>– Embedded images, strings, localization data.</text:p>
        </text:list-item>
      </text:list>
      <text:p text:style-name="P48">Modules in Assemblies</text:p>
      <text:list text:style-name="LFO3" text:continue-numbering="true">
        <text:list-item>
          <text:p text:style-name="P49"><text:span text:style-name="T50">Assemblies can have multiple modules.</text:span></text:p>
        </text:list-item>
        <text:list-item>
          <text:p text:style-name="P51">Each module can be compiled separately and linked into a single assembly.</text:p>
        </text:list-item>
        <text:list-item>
          <text:p text:style-name="P52">Allows<text:s/><text:span text:style-name="T53">modular development and better management of large applications</text:span>.</text:p>
        </text:list-item>
      </text:list>
      <text:p text:style-name="Normal"><draw:custom-shape svg:x="0in" svg:y="0in" svg:width="45.51042in" svg:height="0.00139in" draw:z-index="0" draw:id="id1" draw:style-name="a1" draw:name="Horizontal Line 38" text:anchor-type="as-char"><svg:title/><svg:desc/><draw:enhanced-geometry draw:type="non-primitive" svg:viewBox="0 0 21600 21600" draw:enhanced-path="M 0 0 L 21600 0 21600 21600 0 21600 Z N"/></draw:custom-shape></text:p>
      <text:p text:style-name="P54">2. Namespaces and Code Organization in .NET</text:p>
      <text:p text:style-name="P55">What is a Namespace?</text:p>
      <text:list text:style-name="LFO4" text:continue-numbering="true">
        <text:list-item>
          <text:p text:style-name="P56">A<text:s/><text:span text:style-name="T57">container for related classes, interfaces, and functions</text:span>.</text:p>
        </text:list-item>
        <text:list-item>
          <text:p text:style-name="P58">Prevents<text:s/><text:span text:style-name="T59">naming conflicts</text:span><text:s/>in large projects.</text:p>
        </text:list-item>
        <text:list-item>
          <text:p text:style-name="P60">Helps<text:s/><text:span text:style-name="T61">organize code logically</text:span>.</text:p>
        </text:list-item>
      </text:list>
      <text:p text:style-name="P62">Defining a Namespace in C#</text:p>
      <text:p text:style-name="Normal">csharp</text:p>
      <text:p text:style-name="Normal">CopyEdit</text:p>
      <text:p text:style-name="Normal">namespace MyApplication</text:p>
      <text:p text:style-name="Normal">{</text:p>
      <text:p text:style-name="Normal"><text:s text:c="4"/>class Program</text:p>
      <text:p text:style-name="Normal"><text:s text:c="4"/>{</text:p>
      <text:p text:style-name="Normal"><text:s text:c="8"/>static void Main()<text:s/></text:p>
      <text:p text:style-name="Normal"><text:s text:c="8"/>{</text:p>
      <text:p text:style-name="Normal"><text:s text:c="12"/>Console.WriteLine("Hello, World!");</text:p>
      <text:p text:style-name="Normal"><text:s text:c="8"/>}</text:p>
      <text:p text:style-name="Normal"><text:s text:c="4"/>}</text:p>
      <text:p text:style-name="Normal">}</text:p>
      <text:p text:style-name="P63">Using Namespaces</text:p>
      <text:p text:style-name="Normal">csharp</text:p>
      <text:p text:style-name="Normal">CopyEdit</text:p>
      <text:p text:style-name="Normal">using System; <text:s/>// Importing a namespace</text:p>
      <text:p text:style-name="Normal"/>
      <text:p text:style-name="Normal">namespace MyApp</text:p>
      <text:p text:style-name="Normal">{</text:p>
      <text:soft-page-break/>
      <text:p text:style-name="Normal"><text:s text:c="4"/>class Test<text:s/></text:p>
      <text:p text:style-name="Normal"><text:s text:c="4"/>{</text:p>
      <text:p text:style-name="Normal"><text:s text:c="8"/>static void Main()<text:s/></text:p>
      <text:p text:style-name="Normal"><text:s text:c="8"/>{</text:p>
      <text:p text:style-name="Normal"><text:s text:c="12"/>Console.WriteLine("Hello from MyApp!");</text:p>
      <text:p text:style-name="Normal"><text:s text:c="8"/>}</text:p>
      <text:p text:style-name="Normal"><text:s text:c="4"/>}</text:p>
      <text:p text:style-name="Normal">}</text:p>
      <text:p text:style-name="P64">Commonly Used .NET Namespaces</text:p>
      <table:table table:style-name="Table65">
        <table:table-columns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Namespace</text:p>
            </table:table-cell>
            <table:table-cell table:style-name="TableCell71">
              <text:p text:style-name="P72">Purpose</text:p>
            </table:table-cell>
          </table:table-row>
        </table:table-header-rows>
        <table:table-row table:style-name="TableRow73">
          <table:table-cell table:style-name="TableCell74">
            <text:p text:style-name="Normal">System</text:p>
          </table:table-cell>
          <table:table-cell table:style-name="TableCell75">
            <text:p text:style-name="Normal">Core functionalities (Console, Math, String).</text:p>
          </table:table-cell>
        </table:table-row>
        <table:table-row table:style-name="TableRow76">
          <table:table-cell table:style-name="TableCell77">
            <text:p text:style-name="Normal">System.IO</text:p>
          </table:table-cell>
          <table:table-cell table:style-name="TableCell78">
            <text:p text:style-name="Normal">File handling.</text:p>
          </table:table-cell>
        </table:table-row>
        <table:table-row table:style-name="TableRow79">
          <table:table-cell table:style-name="TableCell80">
            <text:p text:style-name="Normal">System.Net</text:p>
          </table:table-cell>
          <table:table-cell table:style-name="TableCell81">
            <text:p text:style-name="Normal">Networking capabilities.</text:p>
          </table:table-cell>
        </table:table-row>
        <table:table-row table:style-name="TableRow82">
          <table:table-cell table:style-name="TableCell83">
            <text:p text:style-name="Normal">System.Linq</text:p>
          </table:table-cell>
          <table:table-cell table:style-name="TableCell84">
            <text:p text:style-name="Normal">LINQ operations.</text:p>
          </table:table-cell>
        </table:table-row>
        <table:table-row table:style-name="TableRow85">
          <table:table-cell table:style-name="TableCell86">
            <text:p text:style-name="Normal">Microsoft.AspNetCore.Mvc</text:p>
          </table:table-cell>
          <table:table-cell table:style-name="TableCell87">
            <text:p text:style-name="Normal">ASP.NET MVC support.</text:p>
          </table:table-cell>
        </table:table-row>
      </table:table>
      <text:p text:style-name="Normal"><draw:custom-shape svg:x="0in" svg:y="0in" svg:width="45.51042in" svg:height="0.00139in" draw:z-index="0" draw:id="id2" draw:style-name="a2" draw:name="Horizontal Line 39" text:anchor-type="as-char"><svg:title/><svg:desc/><draw:enhanced-geometry draw:type="non-primitive" svg:viewBox="0 0 21600 21600" draw:enhanced-path="M 0 0 L 21600 0 21600 21600 0 21600 Z N"/></draw:custom-shape></text:p>
      <text:p text:style-name="P88">3. Global Assembly Cache (GAC)</text:p>
      <text:p text:style-name="P89">What is GAC?</text:p>
      <text:list text:style-name="LFO5" text:continue-numbering="true">
        <text:list-item>
          <text:p text:style-name="P90">A<text:s/><text:span text:style-name="T91">central repository for shared assemblies</text:span><text:s/>in .NET.</text:p>
        </text:list-item>
        <text:list-item>
          <text:p text:style-name="P92">Used when multiple applications need to<text:s/><text:span text:style-name="T93">share the same assembly</text:span>.</text:p>
        </text:list-item>
        <text:list-item>
          <text:p text:style-name="P94">Stores<text:s/><text:span text:style-name="T95">strongly named assemblies</text:span><text:s/>(signed with a public/private key).</text:p>
        </text:list-item>
      </text:list>
      <text:p text:style-name="P96">GAC Advantages</text:p>
      <text:p text:style-name="Normal"><text:span text:style-name="T97">✅</text:span><text:s/><text:span text:style-name="T98">Versioning Support</text:span><text:s/>– Allows multiple versions of the same assembly.<text:line-break/><text:span text:style-name="T99">✅</text:span><text:s/><text:span text:style-name="T100">Centralized Storage</text:span><text:s/>– Reduces redundancy across applications.<text:line-break/><text:span text:style-name="T101">✅</text:span><text:s/><text:span text:style-name="T102">Security</text:span><text:s/>– Only strong-named assemblies can be added.</text:p>
      <text:p text:style-name="P103">Adding an Assembly to GAC</text:p>
      <text:p text:style-name="Normal">sh</text:p>
      <text:soft-page-break/>
      <text:p text:style-name="Normal">CopyEdit</text:p>
      <text:p text:style-name="Normal">gacutil -i MyAssembly.dll <text:s text:c="2"/># Install assembly in GAC</text:p>
      <text:p text:style-name="Normal">gacutil -l MyAssembly <text:s text:c="6"/># List assemblies in GAC</text:p>
      <text:p text:style-name="Normal">gacutil -u MyAssembly.dll <text:s text:c="2"/># Remove assembly from GAC</text:p>
      <text:p text:style-name="Normal"><text:span text:style-name="T104">📌</text:span><text:s/><text:span text:style-name="T105">In modern .NET versions (Core/5+), GAC is not used as .NET applications are self-contained.</text:span></text:p>
      <text:p text:style-name="Normal"><draw:custom-shape svg:x="0in" svg:y="0in" svg:width="45.51042in" svg:height="0.00139in" draw:z-index="0" draw:id="id3" draw:style-name="a3" draw:name="Horizontal Line 40" text:anchor-type="as-char"><svg:title/><svg:desc/><draw:enhanced-geometry draw:type="non-primitive" svg:viewBox="0 0 21600 21600" draw:enhanced-path="M 0 0 L 21600 0 21600 21600 0 21600 Z N"/></draw:custom-shape></text:p>
      <text:p text:style-name="P106">4. Security Fundamentals in .NET</text:p>
      <text:p text:style-name="P107">Security Features in .NET</text:p>
      <table:table table:style-name="Table108">
        <table:table-columns>
          <table:table-column table:style-name="TableColumn109"/>
          <table:table-column table:style-name="TableColumn110"/>
        </table:table-columns>
        <table:table-header-rows>
          <table:table-row table:style-name="TableRow111">
            <table:table-cell table:style-name="TableCell112">
              <text:p text:style-name="P113">Security Feature</text:p>
            </table:table-cell>
            <table:table-cell table:style-name="TableCell114">
              <text:p text:style-name="P115">Description</text:p>
            </table:table-cell>
          </table:table-row>
        </table:table-header-rows>
        <table:table-row table:style-name="TableRow116">
          <table:table-cell table:style-name="TableCell117">
            <text:p text:style-name="Normal"><text:span text:style-name="T118">Code Access Security (CAS)</text:span></text:p>
          </table:table-cell>
          <table:table-cell table:style-name="TableCell119">
            <text:p text:style-name="Normal">Restricts permissions of .NET applications.<text:s/><text:span text:style-name="T120">(Deprecated in .NET Core/5+)</text:span></text:p>
          </table:table-cell>
        </table:table-row>
        <table:table-row table:style-name="TableRow121">
          <table:table-cell table:style-name="TableCell122">
            <text:p text:style-name="Normal"><text:span text:style-name="T123">Role-Based Security (RBS)</text:span></text:p>
          </table:table-cell>
          <table:table-cell table:style-name="TableCell124">
            <text:p text:style-name="Normal">Grants access based on user roles.</text:p>
          </table:table-cell>
        </table:table-row>
        <table:table-row table:style-name="TableRow125">
          <table:table-cell table:style-name="TableCell126">
            <text:p text:style-name="Normal"><text:span text:style-name="T127">Authentication &amp; Authorization</text:span></text:p>
          </table:table-cell>
          <table:table-cell table:style-name="TableCell128">
            <text:p text:style-name="Normal">Validates users and their permissions.</text:p>
          </table:table-cell>
        </table:table-row>
        <table:table-row table:style-name="TableRow129">
          <table:table-cell table:style-name="TableCell130">
            <text:p text:style-name="Normal"><text:span text:style-name="T131">Secure Communication</text:span></text:p>
          </table:table-cell>
          <table:table-cell table:style-name="TableCell132">
            <text:p text:style-name="Normal">HTTPS, TLS, SSL for secure data transmission.</text:p>
          </table:table-cell>
        </table:table-row>
        <table:table-row table:style-name="TableRow133">
          <table:table-cell table:style-name="TableCell134">
            <text:p text:style-name="Normal"><text:span text:style-name="T135">Data Protection APIs</text:span></text:p>
          </table:table-cell>
          <table:table-cell table:style-name="TableCell136">
            <text:p text:style-name="Normal">Encrypting sensitive data in .NET Core.</text:p>
          </table:table-cell>
        </table:table-row>
      </table:table>
      <text:p text:style-name="P137">Authentication in .NET</text:p>
      <text:p text:style-name="Normal">.NET supports multiple authentication mechanisms:</text:p>
      <text:list text:style-name="LFO6" text:continue-numbering="true">
        <text:list-item>
          <text:p text:style-name="P138"><text:span text:style-name="T139">Forms Authentication</text:span><text:s/>– For web applications.</text:p>
        </text:list-item>
        <text:list-item>
          <text:p text:style-name="P140"><text:span text:style-name="T141">Windows Authentication</text:span><text:s/>– Uses Active Directory credentials.</text:p>
        </text:list-item>
        <text:list-item>
          <text:p text:style-name="P142"><text:span text:style-name="T143">OAuth &amp; OpenID Connect</text:span><text:s/>– Used in modern web APIs.</text:p>
        </text:list-item>
        <text:list-item>
          <text:p text:style-name="P144"><text:span text:style-name="T145">JWT Authentication</text:span><text:s/>– Secure token-based authentication.</text:p>
        </text:list-item>
      </text:list>
      <text:p text:style-name="P146">Example: JWT Authentication in .NET Core</text:p>
      <text:p text:style-name="Normal">csharp</text:p>
      <text:p text:style-name="Normal">CopyEdit</text:p>
      <text:p text:style-name="Normal">services.AddAuthentication(JwtBearerDefaults.AuthenticationScheme)</text:p>
      <text:p text:style-name="Normal"><text:s text:c="4"/>.AddJwtBearer(options =&gt;</text:p>
      <text:soft-page-break/>
      <text:p text:style-name="Normal"><text:s text:c="4"/>{</text:p>
      <text:p text:style-name="Normal"><text:s text:c="8"/>options.TokenValidationParameters = new TokenValidationParameters</text:p>
      <text:p text:style-name="Normal"><text:s text:c="8"/>{</text:p>
      <text:p text:style-name="Normal"><text:s text:c="12"/>ValidateIssuer = true,</text:p>
      <text:p text:style-name="Normal"><text:s text:c="12"/>ValidateAudience = true,</text:p>
      <text:p text:style-name="Normal"><text:s text:c="12"/>ValidateLifetime = true,</text:p>
      <text:p text:style-name="Normal"><text:s text:c="12"/>ValidateIssuerSigningKey = true,</text:p>
      <text:p text:style-name="Normal"><text:s text:c="12"/>IssuerSigningKey = new SymmetricSecurityKey(Encoding.UTF8.GetBytes("YourSecretKey"))</text:p>
      <text:p text:style-name="Normal"><text:s text:c="8"/>};</text:p>
      <text:p text:style-name="Normal"><text:s text:c="4"/>});</text:p>
      <text:p text:style-name="P147">Securing ASP.NET Web APIs</text:p>
      <text:p text:style-name="Normal"><text:span text:style-name="T148">✅</text:span><text:s/>Implement<text:s/><text:span text:style-name="T149">JWT authentication</text:span>.<text:line-break/><text:span text:style-name="T150">✅</text:span><text:s/>Use<text:s/><text:span text:style-name="T151">HTTPS to encrypt data</text:span>.<text:line-break/><text:span text:style-name="T152">✅</text:span><text:s/>Validate<text:s/><text:span text:style-name="T153">input data to prevent SQL Injection &amp; XSS</text:span>.<text:line-break/><text:span text:style-name="T154">✅</text:span><text:s/>Implement<text:s/><text:span text:style-name="T155">rate limiting</text:span><text:s/>to prevent abuse.</text:p>
      <text:p text:style-name="Normal"><draw:custom-shape svg:x="0in" svg:y="0in" svg:width="45.51042in" svg:height="0.00139in" draw:z-index="0" draw:id="id4" draw:style-name="a4" draw:name="Horizontal Line 41" text:anchor-type="as-char"><svg:title/><svg:desc/><draw:enhanced-geometry draw:type="non-primitive" svg:viewBox="0 0 21600 21600" draw:enhanced-path="M 0 0 L 21600 0 21600 21600 0 21600 Z N"/></draw:custom-shape></text:p>
      <text:p text:style-name="P156">5. NuGet Packages and Dependency Management</text:p>
      <text:p text:style-name="P157">What is NuGet?</text:p>
      <text:list text:style-name="LFO7" text:continue-numbering="true">
        <text:list-item>
          <text:p text:style-name="P158"><text:span text:style-name="T159">Package manager for .NET</text:span><text:s/>that helps<text:s/><text:span text:style-name="T160">install, update, and manage dependencies</text:span>.</text:p>
        </text:list-item>
        <text:list-item>
          <text:p text:style-name="P161">Used for adding third-party libraries (like Entity Framework, Newtonsoft.Json).</text:p>
        </text:list-item>
      </text:list>
      <text:p text:style-name="P162">NuGet Package Management in Visual Studio</text:p>
      <text:list text:style-name="LFO8" text:continue-numbering="true">
        <text:list-item>
          <text:p text:style-name="P163">Open<text:s/><text:span text:style-name="T164">NuGet Package Manager</text:span><text:s/>in Visual Studio.</text:p>
        </text:list-item>
        <text:list-item>
          <text:p text:style-name="P165">Search for the required package.</text:p>
        </text:list-item>
        <text:list-item>
          <text:p text:style-name="P166">Click<text:s/><text:span text:style-name="T167">Install</text:span><text:s/>to add it to the project.</text:p>
        </text:list-item>
      </text:list>
      <text:p text:style-name="P168">Managing NuGet Packages using CLI</text:p>
      <text:p text:style-name="Normal">sh</text:p>
      <text:p text:style-name="Normal">CopyEdit</text:p>
      <text:soft-page-break/>
      <text:p text:style-name="Normal">dotnet add package Newtonsoft.Json <text:s text:c="9"/># Install a package</text:p>
      <text:p text:style-name="Normal">dotnet list package <text:s text:c="24"/># List installed packages</text:p>
      <text:p text:style-name="Normal">dotnet remove package Newtonsoft.Json <text:s text:c="6"/># Remove a package</text:p>
      <text:p text:style-name="Normal">dotnet restore <text:s text:c="29"/># Restore all dependencies</text:p>
      <text:p text:style-name="P169">NuGet Configuration Files</text:p>
      <text:list text:style-name="LFO9" text:continue-numbering="true">
        <text:list-item>
          <text:p text:style-name="P170">packages.config – Stores package dependencies (used in older .NET versions).</text:p>
        </text:list-item>
        <text:list-item>
          <text:p text:style-name="P171">.csproj – Dependencies are managed inside the project file in modern .NET.</text:p>
        </text:list-item>
        <text:list-item>
          <text:p text:style-name="P172">nuget.config – Configures NuGet sources and settings.</text:p>
        </text:list-item>
      </text:list>
      <text:p text:style-name="P173">Best Practices for Dependency Management</text:p>
      <text:p text:style-name="Normal"><text:span text:style-name="T174">✅</text:span><text:s/>Use<text:s/><text:span text:style-name="T175">latest stable versions</text:span><text:s/>of packages.<text:line-break/><text:span text:style-name="T176">✅</text:span><text:s/>Run dotnet restore before building projects.<text:line-break/><text:span text:style-name="T177">✅</text:span><text:s/>Avoid<text:s/><text:span text:style-name="T178">unnecessary dependencies</text:span><text:s/>to reduce security risks.<text:line-break/><text:span text:style-name="T179">✅</text:span><text:s/>Check for<text:s/><text:span text:style-name="T180">vulnerabilities</text:span><text:s/>in dependencies (dotnet list package --vulnerable).</text:p>
      <text:p text:style-name="Normal"><draw:custom-shape svg:x="0in" svg:y="0in" svg:width="45.51042in" svg:height="0.00139in" draw:z-index="0" draw:id="id5" draw:style-name="a5" draw:name="Horizontal Line 42" text:anchor-type="as-char"><svg:title/><svg:desc/><draw:enhanced-geometry draw:type="non-primitive" svg:viewBox="0 0 21600 21600" draw:enhanced-path="M 0 0 L 21600 0 21600 21600 0 21600 Z N"/></draw:custom-shap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oney A</meta:initial-creator>
    <dc:creator>Honey A</dc:creator>
    <meta:creation-date>2025-03-19T13:14:00Z</meta:creation-date>
    <dc:date>2025-03-19T13:14:00Z</dc:date>
    <meta:template xlink:href="Normal.dotm" xlink:type="simple"/>
    <meta:editing-cycles>1</meta:editing-cycles>
    <meta:editing-duration>PT0S</meta:editing-duration>
    <meta:document-statistic meta:page-count="6" meta:paragraph-count="11" meta:word-count="825" meta:character-count="5523" meta:row-count="39" meta:non-whitespace-character-count="4709"/>
  </office:meta>
</office:document-meta>
</file>